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text-align="start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3" style:parent-style-name="Standardnípísmoodstavce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6/2022<text:bookmark-end text:name="Text14"/></text:p>
            <text:p text:style-name="Normální">KVOP-40328/2022<text:bookmark-end text:name="Text2"/></text:p>
            <text:p text:style-name="Normální"><text:bookmark-start text:name="Text6"/>20. 07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J. M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>Sdělení o poskytnutí<text:s/>informace podle zákona č. 106/1999 Sb., o svobodném přístupu k informacím, ve znění pozdějších předpisů</text:h>
      <text:p text:style-name="P18"/>
      <text:p text:style-name="P19">Vážený pane M.,</text:p>
      <text:p text:style-name="Základnítext">dne 10. července 2022 byla do Kanceláře veřejného ochránce práv doručena Vaše žádost podle zákona č. 106/1999 Sb., o svobodném přístupu k informacím, ve znění pozdějších předpisů, kterou žádáte poskytnutí těchto informací:</text:p>
      <text:list text:style-name="LFO3_1" text:continue-numbering="true">
        <text:list-item>
          <text:p text:style-name="P20">Počet podnětů s námitkou rasové či etnické diskriminace přijatých v období od 1. ledna 2022 do 30. června 2022.<text:s/></text:p>
        </text:list-item>
        <text:list-item>
          <text:p text:style-name="P21">Počet podnětů, v nichž byla v tomto období namítána<text:s/>diskriminace z důvodu romského původu/romské etnicity.</text:p>
        </text:list-item>
        <text:list-item>
          <text:p text:style-name="P22">Kolik podnětů bylo přijato v oblasti práce a zaměstnání, zboží a služeb, zdravotní péče, bydlení, vzdělávání, či jiné.</text:p>
        </text:list-item>
      </text:list>
      <text:p text:style-name="Základnítext"/>
      <text:p text:style-name="Základnítext">Ve smyslu zákona o svobodném přístupu k informacím, se<text:s/><text:span text:style-name="T23">poskytují tyto informace</text:span>:</text:p>
      <text:h text:style-name="Nadpis2" text:outline-level="2">K bodu 1</text:h>
      <text:p text:style-name="Základnítext">Kancelář veřejného ochránce práv eviduje ke dni 19. července 2022 v interním spisovém informačním systému<text:s/><text:span text:style-name="Silné">13 podnětů</text:span><text:s/>s námitkou diskriminace z důvodu rasy či etnického původu doručené v období od 1. ledna 2022 do 30. června 2022.</text:p>
      <text:h text:style-name="Nadpis2" text:outline-level="2">K bodu 2</text:h>
      <text:p text:style-name="Základnítext">Kancelář veřejného ochránce práv eviduje ke dni 19. července 2022 v interním spisovém informačním systému z výše uvedeného počtu<text:s/><text:span text:style-name="Silné">8 podnětů</text:span><text:s/>s námitkou diskriminace z důvodu romského původu/romské etnicity doručené v období od 1. ledna 2022 do 30. června 2022</text:p>
      <text:soft-page-break/>
      <text:h text:style-name="Nadpis2" text:outline-level="2">K bodu 3</text:h>
      <text:p text:style-name="Základnítext">Z 8 přijatých podnětů byl 1 z oblasti zboží a služeb, 3 z oblasti bydlení, 2 z oblasti vzdělávání, 1 z oblasti zdravotní péče, 1 z jiné oblasti.</text:p>
      <text:p text:style-name="Základnítext"/>
      <text:p text:style-name="Základnítext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QNLZ*</text:span></text:p>
        <text:p text:style-name="P12"><text:span text:style-name="T13">KVOPX00CQNLZ</text:span>KVOPX00CQNL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8-02T10:39:00Z</meta:creation-date>
    <dc:date>2022-08-02T10:42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3" meta:word-count="242" meta:character-count="1671" meta:row-count="11" meta:non-whitespace-character-count="1432"/>
  </office:meta>
</office:document-meta>
</file>